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5mm"/>
    </style:style>
    <style:style style:name="co2" style:family="table-column">
      <style:table-column-properties fo:break-before="auto" style:column-width="56.2mm"/>
    </style:style>
    <style:style style:name="ro1"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cffcc"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ccffcc"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ackground-color="#ccffcc"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ccffcc"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fo:border="none" fo:padding="0.71mm"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fff00"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glyph-orientation-vertical="0" fo:background-color="#ccffcc"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00" style:diagonal-bl-tr="none" style:diagonal-tl-br="none" fo:border="none" fo:padding="0.71mm"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0">
      <style:table-cell-properties style:glyph-orientation-vertical="0" fo:background-color="#ffff0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00"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9.84mm" fo:min-width="57.67mm" fo:padding-top="0.56mm" fo:padding-bottom="0.56mm" fo:padding-left="0.56mm" fo:padding-right="0.56mm" fo:wrap-option="wrap" draw:shadow="hidden" draw:shadow-offset-x="1mm" draw:shadow-offset-y="1mm" draw:shadow-color="#000000" draw:caption-escape-direction="auto"/>
    </style:style>
    <style:style style:name="gr2"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4.07mm" fo:min-width="97.9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3.54mm" fo:min-width="92.91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7.79mm" fo:min-width="62.17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7.78mm" fo:min-width="62.12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8.04mm" fo:min-width="74.74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94mm" fo:min-width="73.04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5.65mm" fo:min-width="109.38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8.26mm" fo:min-width="110.8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2.8mm" fo:min-width="96.86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25.46mm" fo:min-width="75.84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28.88mm" fo:min-width="71.94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7.51mm" fo:min-width="85.94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35.24mm" fo:min-width="41.49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33.12mm" fo:min-width="71.94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50.32mm" fo:min-width="81.17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1.95mm" fo:min-width="92.88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10.63mm" fo:min-width="77.54mm" fo:padding-top="0.56mm" fo:padding-bottom="0.56mm" fo:padding-left="0.56mm" fo:padding-right="0.56mm" fo:wrap-option="wrap" draw:shadow="hidden" draw:shadow-offset-x="1mm" draw:shadow-offset-y="1mm" draw:shadow-color="#000000" draw:caption-escape-direction="auto"/>
    </style:style>
    <style:style style:name="gr19"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46.61mm" fo:min-width="155.02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46.61mm" fo:min-width="154.97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1.44mm" fo:min-width="71.94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4.85mm" fo:min-width="55.76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50.06mm" fo:min-width="54.92mm" fo:padding-top="0.56mm" fo:padding-bottom="0.56mm" fo:padding-left="0.56mm" fo:padding-right="0.56mm" fo:wrap-option="wrap" draw:shadow="hidden" draw:shadow-offset-x="1mm" draw:shadow-offset-y="1mm" draw:shadow-color="#000000" draw:caption-escape-direction="auto"/>
    </style:style>
    <style:style style:name="gr24"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10.39mm" fo:min-width="61.08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fo:font-family="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fo:font-family="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fo:font-family="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ff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number-columns-repeated="256" table:default-cell-style-name="ce18"/>
        <table:table-column table:style-name="co2" table:number-columns-repeated="767" table:default-cell-style-name="Default"/>
        <table:table-row table:style-name="ro1">
          <table:table-cell table:style-name="ce1" office:value-type="string" calcext:value-type="string">
            <text:p># Generic Metadata Spreadsheet for SynBioHub-Lab (Inspired by GEO!)</text:p>
          </table:table-cell>
          <table:table-cell table:style-name="ce1" table:number-columns-repeated="1023"/>
        </table:table-row>
        <table:table-row table:style-name="ro1">
          <table:table-cell table:style-name="ce2" office:value-type="string" calcext:value-type="string">
            <text:p># Templates containing example data are found in the METADATA EXAMPLES spreadsheet tabs at the foot of this page.</text:p>
          </table:table-cell>
          <table:table-cell table:style-name="ce4" table:number-columns-repeated="2"/>
          <table:table-cell table:style-name="ce12" table:number-columns-repeated="6"/>
          <table:table-cell table:style-name="ce4" table:number-columns-repeated="2"/>
          <table:table-cell table:style-name="ce12" table:number-columns-repeated="1013"/>
        </table:table-row>
        <table:table-row table:style-name="ro1">
          <table:table-cell table:style-name="ce2"/>
          <table:table-cell table:style-name="ce4" table:number-columns-repeated="2"/>
          <table:table-cell table:style-name="ce12" table:number-columns-repeated="6"/>
          <table:table-cell table:style-name="ce4" table:number-columns-repeated="2"/>
          <table:table-cell table:style-name="ce12" table:number-columns-repeated="1013"/>
        </table:table-row>
        <table:table-row table:style-name="ro1">
          <table:table-cell table:style-name="ce3" office:value-type="string" calcext:value-type="string">
            <text:p>GENERAL INFO</text:p>
          </table:table-cell>
          <table:table-cell table:style-name="ce19" table:number-columns-repeated="2"/>
          <table:table-cell table:style-name="ce17" table:number-columns-repeated="6"/>
          <table:table-cell table:style-name="ce19" table:number-columns-repeated="2"/>
          <table:table-cell table:style-name="ce17" table:number-columns-repeated="1013"/>
        </table:table-row>
        <table:table-row table:style-name="ro1">
          <table:table-cell table:style-name="ce4" office:value-type="string" calcext:value-type="string">
            <text:p># This section describes the overall experiment.</text:p>
          </table:table-cell>
          <table:table-cell table:style-name="ce4" table:number-columns-repeated="2"/>
          <table:table-cell table:style-name="ce21" table:number-columns-repeated="6"/>
          <table:table-cell table:style-name="ce4" table:number-columns-repeated="2"/>
          <table:table-cell table:style-name="ce21" table:number-columns-repeated="1013"/>
        </table:table-row>
        <table:table-row table:style-name="ro1">
          <table:table-cell table:style-name="ce5" office:value-type="string" calcext:value-type="string">
            <office:annotation draw:style-name="gr1" draw:text-style-name="P2" svg:width="62.67mm" svg:height="12.44mm" svg:x="59.92mm" svg:y="23.19mm" draw:caption-point-x="22.47mm" draw:caption-point-y="2.75mm">
              <dc:date>2018-12-04T00:00:00</dc:date>
              <text:p text:style-name="P1"><text:span text:style-name="T1">Unique title (less than 255 characters) that </text:span><text:span text:style-name="T1">describes the overall study. </text:span></text:p>
            </office:annotation>
            <text:p>title</text:p>
          </table:table-cell>
          <table:table-cell table:style-name="ce20" table:number-columns-repeated="2"/>
          <table:table-cell table:style-name="ce17" table:number-columns-repeated="6"/>
          <table:table-cell table:style-name="ce20" table:number-columns-repeated="2"/>
          <table:table-cell table:style-name="ce17" table:number-columns-repeated="1013"/>
        </table:table-row>
        <table:table-row table:style-name="ro1">
          <table:table-cell table:style-name="ce5" office:value-type="string" calcext:value-type="string">
            <office:annotation draw:style-name="gr2" draw:text-style-name="P2" svg:width="102.9mm" svg:height="16.67mm" svg:x="59.92mm" svg:y="28.35mm" draw:caption-point-x="22.47mm" draw:caption-point-y="2.75mm">
              <dc:date>2018-12-04T00:00:00</dc:date>
              <text:p text:style-name="P1"><text:span text:style-name="T1">Thorough description of the goals and objectives of </text:span><text:span text:style-name="T1">this study. The abstract from the associated </text:span><text:span text:style-name="T1">publication may be suitable. Include as much text as </text:span><text:span text:style-name="T1">necessary.</text:span></text:p>
            </office:annotation>
            <text:p>summary</text:p>
          </table:table-cell>
          <table:table-cell table:style-name="ce16"/>
          <table:table-cell table:style-name="ce20"/>
          <table:table-cell table:style-name="ce17" table:number-columns-repeated="6"/>
          <table:table-cell table:style-name="ce20" table:number-columns-repeated="2"/>
          <table:table-cell table:style-name="ce17" table:number-columns-repeated="1013"/>
        </table:table-row>
        <table:table-row table:style-name="ro1">
          <table:table-cell table:style-name="ce5" office:value-type="string" calcext:value-type="string">
            <office:annotation draw:style-name="gr3" draw:text-style-name="P2" svg:width="97.91mm" svg:height="16.14mm" svg:x="59.92mm" svg:y="33.53mm" draw:caption-point-x="22.47mm" draw:caption-point-y="2.74mm">
              <dc:date>2018-12-04T00:00:00</dc:date>
              <text:p text:style-name="P1"><text:span text:style-name="T1">Indicate how many Samples are analyzed, if replicates are included, are there control and/or reference Samples, etc...</text:span></text:p>
              <text:p text:style-name="P1"><text:span text:style-name="T1"/></text:p>
            </office:annotation>
            <text:p>overall design purpose</text:p>
          </table:table-cell>
          <table:table-cell table:style-name="ce20" table:number-columns-repeated="2"/>
          <table:table-cell table:style-name="ce17" table:number-columns-repeated="6"/>
          <table:table-cell table:style-name="ce20" table:number-columns-repeated="2"/>
          <table:table-cell table:style-name="ce17" table:number-columns-repeated="1013"/>
        </table:table-row>
        <table:table-row table:style-name="ro1">
          <table:table-cell table:style-name="ce5" office:value-type="string" calcext:value-type="string">
            <office:annotation draw:style-name="gr4" draw:text-style-name="P2" svg:width="67.17mm" svg:height="20.39mm" svg:x="59.92mm" svg:y="38.69mm" draw:caption-point-x="22.47mm" draw:caption-point-y="2.75mm">
              <dc:date>2018-12-04T00:00:00</dc:date>
              <text:p text:style-name="P1"><text:span text:style-name="T1">"Firstname,Initial,Lastname".</text:span></text:p>
              <text:p text:style-name="P1"><text:span text:style-name="T1">Example: "John,H,Smith" or "Jane,Doe". </text:span></text:p>
              <text:p text:style-name="P1"><text:span text:style-name="T1">Each contributor on a separate line, add as many contributor lines as required.</text:span></text:p>
            </office:annotation>
            <text:p>contributor</text:p>
          </table:table-cell>
          <table:table-cell table:style-name="ce16"/>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5" office:value-type="string" calcext:value-type="string">
            <office:annotation draw:style-name="gr5" draw:text-style-name="P2" svg:width="67.12mm" svg:height="20.38mm" svg:x="59.92mm" svg:y="43.86mm" draw:caption-point-x="22.47mm" draw:caption-point-y="2.75mm">
              <dc:date>2018-12-04T00:00:00</dc:date>
              <text:p text:style-name="P1"><text:span text:style-name="T1">"Firstname,Initial,Lastname".</text:span></text:p>
              <text:p text:style-name="P1"><text:span text:style-name="T1">Example: "John,H,Smith" or "Jane,Doe". </text:span></text:p>
              <text:p text:style-name="P1"><text:span text:style-name="T1">Each contributor on a separate line, add as many contributor lines as required.</text:span></text:p>
            </office:annotation>
            <text:p>contributor</text:p>
          </table:table-cell>
          <table:table-cell table:style-name="ce16"/>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6"/>
          <table:table-cell table:style-name="ce16"/>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3" office:value-type="string" calcext:value-type="string">
            <text:p>SAMPLES</text:p>
          </table:table-cell>
          <table:table-cell table:style-name="ce19"/>
          <table:table-cell table:style-name="ce20"/>
          <table:table-cell table:style-name="ce17" table:number-columns-repeated="6"/>
          <table:table-cell table:style-name="ce19" table:number-columns-repeated="2"/>
          <table:table-cell table:style-name="ce17" table:number-columns-repeated="1013"/>
        </table:table-row>
        <table:table-row table:style-name="ro1">
          <table:table-cell table:style-name="ce7" office:value-type="string" calcext:value-type="string">
            <text:p># This section lists and describes each of the biological Samples under investgation, as well as any protocols that are specific to individual Samples.</text:p>
          </table:table-cell>
          <table:table-cell table:style-name="ce21" table:number-columns-repeated="1023"/>
        </table:table-row>
        <table:table-row table:style-name="ro1">
          <table:table-cell table:style-name="ce4" office:value-type="string" calcext:value-type="string">
            <text:p># Additional "processed data file" or "raw file" columns may be included.</text:p>
          </table:table-cell>
          <table:table-cell table:style-name="ce21" table:number-columns-repeated="1023"/>
        </table:table-row>
        <table:table-row table:style-name="ro1">
          <table:table-cell table:style-name="ce8" office:value-type="string" calcext:value-type="string">
            <office:annotation draw:style-name="gr6" draw:text-style-name="P2" svg:width="79.74mm" svg:height="20.64mm" svg:x="59.92mm" svg:y="69.7mm" draw:caption-point-x="22.47mm" draw:caption-point-y="2.75mm">
              <dc:date>2018-12-04T00:00:00</dc:date>
              <text:p text:style-name="P1"><text:span text:style-name="T1">An arbitrary and unique identifier for each sample. This information will not appear in the final records and is only used as an internal reference. Each row represents a GEO Sample record.</text:span></text:p>
            </office:annotation>
            <text:p>Sample name</text:p>
          </table:table-cell>
          <table:table-cell table:style-name="ce8" office:value-type="string" calcext:value-type="string">
            <office:annotation draw:style-name="gr7" draw:text-style-name="P2" svg:width="78.04mm" svg:height="9.54mm" svg:x="112.13mm" svg:y="69.96mm" draw:caption-point-x="26.46mm" draw:caption-point-y="2.49mm">
              <dc:date>2018-12-04T00:00:00</dc:date>
              <text:p text:style-name="P1"><text:span text:style-name="T1">Unique title that describes the Sample. </text:span></text:p>
            </office:annotation>
            <text:p>title</text:p>
          </table:table-cell>
          <table:table-cell table:style-name="ce8" office:value-type="string" calcext:value-type="string">
            <office:annotation draw:style-name="gr8" draw:text-style-name="P2" svg:width="114.38mm" svg:height="18.25mm" svg:x="140.94mm" svg:y="68.91mm" draw:caption-point-x="53.85mm" draw:caption-point-y="3.54mm">
              <dc:date>2018-12-04T00:00:00</dc:date>
              <text:p text:style-name="P1"><text:span text:style-name="T1">Briefly identify the biological material e.g., vastus lateralis muscle.</text:span></text:p>
            </office:annotation>
            <text:p>source name</text:p>
          </table:table-cell>
          <table:table-cell table:style-name="ce25" office:value-type="string" calcext:value-type="string">
            <office:annotation draw:style-name="gr9" draw:text-style-name="P2" svg:width="115.8mm" svg:height="10.86mm" svg:x="160.77mm" svg:y="69.7mm" draw:caption-point-x="90.21mm" draw:caption-point-y="2.75mm">
              <dc:date>2018-12-04T00:00:00</dc:date>
              <text:p text:style-name="P1"><text:span text:style-name="T1">Identify the organism(s) from which the sequences were derived.</text:span></text:p>
            </office:annotation>
            <text:p>organism</text:p>
          </table:table-cell>
          <table:table-cell table:style-name="ce8" office:value-type="string" calcext:value-type="string">
            <office:annotation draw:style-name="gr10" draw:text-style-name="P2" svg:width="101.86mm" svg:height="25.4mm" svg:x="194.4mm" svg:y="69.7mm" draw:caption-point-x="112.78mm" draw:caption-point-y="2.75mm">
              <dc:date>2018-12-04T00:00:00</dc:date>
              <text:p text:style-name="P1"><text:span text:style-name="T1">Replace 'tag' with a biosource characteristic (e.g. "strain", "tissue", "developmental stage", "tumor stage", etc), and then enter the value for each sample beneath (e.g. "129SV", "brain", "embryo", etc). You may add multiple characteristics columns to this template (see 'Metadata Example' spreadsheet).</text:span></text:p>
            </office:annotation>
            <text:p>characteristics: <text:span text:style-name="T2">tag</text:span></text:p>
          </table:table-cell>
          <table:table-cell table:style-name="ce8" office:value-type="string" calcext:value-type="string">
            <office:annotation draw:style-name="gr11" draw:text-style-name="P3" svg:width="80.84mm" svg:height="28.06mm" svg:x="228.02mm" svg:y="69.7mm" draw:caption-point-x="135.36mm" draw:caption-point-y="2.75mm">
              <dc:date>2018-12-04T00:00:00</dc:date>
              <text:p text:style-name="P1"><text:span text:style-name="T1">Replace 'tag' with a biosource characteristic (e.g. "strain", "tissue", "developmental stage", "tumor stage", etc), and then enter the value for each sample beneath (e.g. "129SV", "brain", "embryo", etc). You may add multiple characteristics columns to this template (see 'Metadata Example' spreadsheet).</text:span></text:p>
            </office:annotation>
            <text:p>characteristics: <text:span text:style-name="T2">tag</text:span></text:p>
          </table:table-cell>
          <table:table-cell table:style-name="ce8" office:value-type="string" calcext:value-type="string">
            <office:annotation draw:style-name="gr12" draw:text-style-name="P3" svg:width="76.94mm" svg:height="31.48mm" svg:x="261.74mm" svg:y="69.7mm" draw:caption-point-x="157.84mm" draw:caption-point-y="2.75mm">
              <dc:date>2018-12-04T00:00:00</dc:date>
              <text:p text:style-name="P1"><text:span text:style-name="T1">Replace 'tag' with a biosource characteristic (e.g. "strain", "tissue", "developmental stage", "tumor stage", etc), and then enter the value for each sample beneath (e.g. "129SV", "brain", "embryo", etc). You may add multiple characteristics columns to this template (see 'Metadata Example' spreadsheet).</text:span></text:p>
            </office:annotation>
            <text:p>characteristics: <text:span text:style-name="T2">tag</text:span></text:p>
          </table:table-cell>
          <table:table-cell table:style-name="ce8" office:value-type="string" calcext:value-type="string">
            <office:annotation draw:style-name="gr13" draw:text-style-name="P2" svg:width="90.94mm" svg:height="20.11mm" svg:x="393.39mm" svg:y="69.7mm" draw:caption-point-x="82.38mm" draw:caption-point-y="2.75mm">
              <dc:date>2018-12-04T00:00:00</dc:date>
              <text:p text:style-name="P1"><text:span text:style-name="T1">Type of molecule that was extracted from the biological material. Include one of the following: total RNA, polyA RNA, cytoplasmic RNA, nuclear RNA, genomic DNA, protein, or other.</text:span></text:p>
            </office:annotation>
            <text:p>molecule</text:p>
          </table:table-cell>
          <table:table-cell table:style-name="ce8" office:value-type="string" calcext:value-type="string">
            <office:annotation draw:style-name="gr14" draw:text-style-name="P2" svg:width="46.49mm" svg:height="37.84mm" svg:x="391.14mm" svg:y="69.7mm" draw:caption-point-x="140.83mm" draw:caption-point-y="2.75mm">
              <dc:date>2018-12-04T00:00:00</dc:date>
              <text:p text:style-name="P1"><text:span text:style-name="T1">[optional]</text:span></text:p>
              <text:p text:style-name="P1"><text:span text:style-name="T1">Additional information not provided in the other fields, or paste in broad descriptions that cannot be easily dissected into the other fields.</text:span></text:p>
            </office:annotation>
            <text:p>description</text:p>
          </table:table-cell>
          <table:table-cell table:style-name="ce8" office:value-type="string" calcext:value-type="string">
            <office:annotation draw:style-name="gr15" draw:text-style-name="P2" svg:width="76.94mm" svg:height="35.72mm" svg:x="362.5mm" svg:y="87.16mm" draw:caption-point-x="225.67mm" draw:caption-point-y="-14.71mm">
              <dc:date>2018-12-04T00:00:00</dc:date>
              <text:p text:style-name="P1"><text:span text:style-name="T1">Name of the file containing the processed data. </text:span></text:p>
              <text:p text:style-name="P1"><text:span text:style-name="T1"/></text:p>
              <text:p text:style-name="P1"><text:span text:style-name="T1">Multiple 'processed data file' columns may be included when multiple processed data files exist for a Sample (as presented in EXAMPLE 1 worksheet).</text:span></text:p>
            </office:annotation>
            <text:p>processed data file </text:p>
          </table:table-cell>
          <table:table-cell table:style-name="ce8" office:value-type="string" calcext:value-type="string">
            <office:annotation draw:style-name="gr16" draw:text-style-name="P2" svg:width="86.17mm" svg:height="52.92mm" svg:x="396.12mm" svg:y="69.7mm" draw:caption-point-x="248.25mm" draw:caption-point-y="2.75mm">
              <dc:date>2018-12-04T00:00:00</dc:date>
              <text:p text:style-name="P1"><text:span text:style-name="T1">The name of the files containing the raw data.</text:span></text:p>
              <text:p text:style-name="P1"><text:span text:style-name="T1"/></text:p>
              <text:p text:style-name="P1"><text:span text:style-name="T1">Additional 'raw data file' columns may be included if more than 1 raw data file exist for a Sample (as presented in EXAMPLE 1 worksheet).</text:span></text:p>
              <text:p text:style-name="P1"><text:span text:style-name="T1"/></text:p>
            </office:annotation>
            <text:p>raw file</text:p>
          </table:table-cell>
          <table:table-cell table:style-name="ce8" table:number-columns-repeated="1013"/>
        </table:table-row>
        <table:table-row table:style-name="ro1">
          <table:table-cell table:style-name="ce9" office:value-type="string" calcext:value-type="string">
            <text:p>Sample 1</text:p>
          </table:table-cell>
          <table:table-cell table:style-name="ce9" table:number-columns-repeated="3"/>
          <table:table-cell table:style-name="ce26" table:number-columns-repeated="4"/>
          <table:table-cell table:style-name="ce9" table:number-columns-repeated="1016"/>
        </table:table-row>
        <table:table-row table:style-name="ro1">
          <table:table-cell table:style-name="ce9" office:value-type="string" calcext:value-type="string">
            <text:p>Sample 2</text:p>
          </table:table-cell>
          <table:table-cell table:style-name="ce9" table:number-columns-repeated="3"/>
          <table:table-cell table:style-name="ce26" table:number-columns-repeated="4"/>
          <table:table-cell table:style-name="ce9" table:number-columns-repeated="1016"/>
        </table:table-row>
        <table:table-row table:style-name="ro1">
          <table:table-cell table:style-name="ce9" office:value-type="string" calcext:value-type="string">
            <text:p>Sample 3</text:p>
          </table:table-cell>
          <table:table-cell table:style-name="ce9" table:number-columns-repeated="3"/>
          <table:table-cell table:style-name="ce26" table:number-columns-repeated="4"/>
          <table:table-cell table:style-name="ce9" table:number-columns-repeated="1016"/>
        </table:table-row>
        <table:table-row table:style-name="ro1">
          <table:table-cell table:style-name="ce10"/>
          <table:table-cell table:number-columns-repeated="1023"/>
        </table:table-row>
        <table:table-row table:style-name="ro1">
          <table:table-cell table:style-name="ce11" office:value-type="string" calcext:value-type="string">
            <text:p>PROTOCOLS</text:p>
          </table:table-cell>
          <table:table-cell table:style-name="ce9"/>
          <table:table-cell table:number-columns-repeated="1022"/>
        </table:table-row>
        <table:table-row table:style-name="ro1">
          <table:table-cell table:style-name="ce12" office:value-type="string" calcext:value-type="string">
            <text:p># Any of the protocols below which are applicable to only a subset of Samples should be included as additional columns of the SAMPLES section instead.</text:p>
          </table:table-cell>
          <table:table-cell table:style-name="ce12" table:number-columns-repeated="1023"/>
        </table:table-row>
        <table:table-row table:style-name="ro1">
          <table:table-cell table:style-name="ce6" office:value-type="string" calcext:value-type="string">
            <office:annotation draw:style-name="gr17" draw:text-style-name="P2" svg:width="97.88mm" svg:height="14.55mm" svg:x="68.8mm" svg:y="90.54mm" draw:caption-point-x="13.59mm" draw:caption-point-y="18.09mm">
              <dc:date>2018-12-04T00:00:00</dc:date>
              <text:p text:style-name="P1"><text:span text:style-name="T1">[Optional] <text:s/>Describe the conditions that were used to grow or maintain organisms or cells prior to extract preparation.</text:span></text:p>
            </office:annotation>
            <text:p>growth protocol</text:p>
          </table:table-cell>
          <table:table-cell table:style-name="ce22" table:number-columns-repeated="2"/>
          <table:table-cell table:number-columns-repeated="6"/>
          <table:table-cell table:style-name="ce22" table:number-columns-repeated="2"/>
          <table:table-cell table:number-columns-repeated="1013"/>
        </table:table-row>
        <table:table-row table:style-name="ro1">
          <table:table-cell table:style-name="ce6" office:value-type="string" calcext:value-type="string">
            <office:annotation draw:style-name="gr18" draw:text-style-name="P2" svg:width="82.54mm" svg:height="13.23mm" svg:x="59.92mm" svg:y="93.06mm" draw:caption-point-x="22.47mm" draw:caption-point-y="20.74mm">
              <dc:date>2018-12-04T00:00:00</dc:date>
              <text:p text:style-name="P1"><text:span text:style-name="T1">[Optional] Describe the treatments applied to the biological material prior to extract preparation.</text:span></text:p>
            </office:annotation>
            <text:p>treatment protocol </text:p>
          </table:table-cell>
          <table:table-cell table:style-name="ce22" table:number-columns-repeated="2"/>
          <table:table-cell table:number-columns-repeated="6"/>
          <table:table-cell table:style-name="ce22" table:number-columns-repeated="2"/>
          <table:table-cell table:number-columns-repeated="1013"/>
        </table:table-row>
        <table:table-row table:style-name="ro1">
          <table:table-cell table:style-name="ce5" office:value-type="string" calcext:value-type="string">
            <text:p>etc</text:p>
          </table:table-cell>
          <table:table-cell table:style-name="ce22"/>
          <table:table-cell table:number-columns-repeated="1022"/>
        </table:table-row>
        <table:table-row table:style-name="ro1">
          <table:table-cell table:style-name="ce5"/>
          <table:table-cell table:number-columns-repeated="1023"/>
        </table:table-row>
        <table:table-row table:style-name="ro1">
          <table:table-cell table:style-name="ce3" office:value-type="string" calcext:value-type="string">
            <text:p>DATA PROCESSING PIPELINE</text:p>
          </table:table-cell>
          <table:table-cell table:number-columns-repeated="1023"/>
        </table:table-row>
        <table:table-row table:style-name="ro1">
          <table:table-cell table:style-name="ce13" office:value-type="string" calcext:value-type="string">
            <text:p># Data processing steps include base-calling, alignment, filtering, peak-calling, generation of normalized abundance measurements etc…</text:p>
          </table:table-cell>
          <table:table-cell table:style-name="ce13" table:number-columns-repeated="1023"/>
        </table:table-row>
        <table:table-row table:style-name="ro1">
          <table:table-cell table:style-name="ce13" office:value-type="string" calcext:value-type="string">
            <text:p># For each step provide a description, as well as software name, version, parameters, if applicable.</text:p>
          </table:table-cell>
          <table:table-cell table:style-name="ce13" table:number-columns-repeated="1023"/>
        </table:table-row>
        <table:table-row table:style-name="ro1">
          <table:table-cell table:style-name="ce13" office:value-type="string" calcext:value-type="string">
            <text:p># Include additional steps, as necessary.</text:p>
          </table:table-cell>
          <table:table-cell table:style-name="ce13" table:number-columns-repeated="1023"/>
        </table:table-row>
        <table:table-row table:style-name="ro1">
          <table:table-cell table:style-name="ce5" office:value-type="string" calcext:value-type="string">
            <office:annotation draw:style-name="gr19" draw:text-style-name="P2" svg:width="160.02mm" svg:height="49.21mm" svg:x="79.11mm" svg:y="128.44mm" draw:caption-point-x="3.28mm" draw:caption-point-y="21.53mm">
              <dc:date>2018-12-04T00:00:00</dc:date>
              <text:p text:style-name="P1"><text:span text:style-name="T1">Provide details of how processed data were generated. Steps may include:</text:span></text:p>
              <text:p text:style-name="P1"><text:span text:style-name="T1"/></text:p>
              <text:p text:style-name="P1"><text:span text:style-name="T1">Base-calling software, version, parameters;</text:span></text:p>
              <text:p text:style-name="P1"><text:span text:style-name="T1">Data filtering steps;</text:span></text:p>
              <text:p text:style-name="P1"><text:span text:style-name="T1">Read alignment software, version, parameters;</text:span></text:p>
              <text:p text:style-name="P1"><text:span text:style-name="T1">Additional processing software (e.g., peak-calling, abundance measurement), version, parameters;</text:span></text:p>
              <text:p text:style-name="P1"><text:span text:style-name="T1">etc...</text:span></text:p>
              <text:p text:style-name="P1"><text:span text:style-name="T1"/></text:p>
              <text:p text:style-name="P1"><text:span text:style-name="T1"/></text:p>
            </office:annotation>
            <text:p>data processing step</text:p>
          </table:table-cell>
          <table:table-cell table:number-columns-repeated="1023"/>
        </table:table-row>
        <table:table-row table:style-name="ro1">
          <table:table-cell table:style-name="ce5" office:value-type="string" calcext:value-type="string">
            <office:annotation draw:style-name="gr20" draw:text-style-name="P2" svg:width="159.97mm" svg:height="49.21mm" svg:x="86.67mm" svg:y="152.39mm" draw:caption-point-x="-4.28mm" draw:caption-point-y="2.75mm">
              <dc:date>2018-12-04T00:00:00</dc:date>
              <text:p text:style-name="P1"><text:span text:style-name="T1">Provide details of how processed data were generated. Steps may include:</text:span></text:p>
              <text:p text:style-name="P1"><text:span text:style-name="T1"/></text:p>
              <text:p text:style-name="P1"><text:span text:style-name="T1">Base-calling software, version, parameters;</text:span></text:p>
              <text:p text:style-name="P1"><text:span text:style-name="T1">Data filtering steps;</text:span></text:p>
              <text:p text:style-name="P1"><text:span text:style-name="T1">Read alignment software, version, parameters;</text:span></text:p>
              <text:p text:style-name="P1"><text:span text:style-name="T1">Additional processing software (e.g., peak-calling, abundance measurement), version, parameters;</text:span></text:p>
              <text:p text:style-name="P1"><text:span text:style-name="T1">etc...</text:span></text:p>
              <text:p text:style-name="P1"><text:span text:style-name="T1"/></text:p>
              <text:p text:style-name="P1"><text:span text:style-name="T1"/></text:p>
            </office:annotation>
            <text:p>data processing step</text:p>
          </table:table-cell>
          <table:table-cell table:number-columns-repeated="1023"/>
        </table:table-row>
        <table:table-row table:style-name="ro1">
          <table:table-cell table:style-name="ce5" office:value-type="string" calcext:value-type="string">
            <office:annotation draw:style-name="gr21" draw:text-style-name="P3" svg:width="76.94mm" svg:height="14.04mm" svg:x="86.67mm" svg:y="157.56mm" draw:caption-point-x="-4.28mm" draw:caption-point-y="2.75mm">
              <dc:date>2018-12-04T00:00:00</dc:date>
              <text:p text:style-name="P1"><text:span text:style-name="T1">For each processed data file type, provide a description of the format and content.</text:span></text:p>
              <text:p text:style-name="P1"><text:span text:style-name="T1"/></text:p>
            </office:annotation>
            <text:p>processed data files format and content</text:p>
          </table:table-cell>
          <table:table-cell table:style-name="ce23"/>
          <table:table-cell table:style-name="ce22"/>
          <table:table-cell table:number-columns-repeated="6"/>
          <table:table-cell table:style-name="ce22" table:number-columns-repeated="2"/>
          <table:table-cell table:number-columns-repeated="1013"/>
        </table:table-row>
        <table:table-row table:style-name="ro1">
          <table:table-cell table:style-name="ce5"/>
          <table:table-cell table:style-name="ce16"/>
          <table:table-cell table:style-name="ce22"/>
          <table:table-cell table:number-columns-repeated="6"/>
          <table:table-cell table:style-name="ce22" table:number-columns-repeated="2"/>
          <table:table-cell table:number-columns-repeated="1013"/>
        </table:table-row>
        <table:table-row table:style-name="ro1">
          <table:table-cell table:style-name="ce13" office:value-type="string" calcext:value-type="string">
            <text:p># For each file listed in the "processed data file" columns of the SAMPLES section, provide additional information below.</text:p>
          </table:table-cell>
          <table:table-cell table:style-name="ce13" table:number-columns-repeated="1023"/>
        </table:table-row>
        <table:table-row table:style-name="ro1">
          <table:table-cell table:style-name="ce14" office:value-type="string" calcext:value-type="string">
            <text:p>PROCESSED DATA FILES</text:p>
          </table:table-cell>
          <table:table-cell table:style-name="ce16" table:number-columns-repeated="1023"/>
        </table:table-row>
        <table:table-row table:style-name="ro1">
          <table:table-cell table:style-name="ce15" office:value-type="string" calcext:value-type="string">
            <text:p>file name</text:p>
          </table:table-cell>
          <table:table-cell table:style-name="ce15" office:value-type="string" calcext:value-type="string">
            <office:annotation draw:style-name="gr22" draw:text-style-name="P3" svg:width="60.76mm" svg:height="17.45mm" svg:x="115.75mm" svg:y="179.04mm" draw:caption-point-x="22.84mm" draw:caption-point-y="1.94mm">
              <dc:date>2018-12-04T00:00:00</dc:date>
              <text:p text:style-name="P1"><text:span text:style-name="T1">The type of processed file. Examples include, peak, wig, bed, gff, bigWig, etc...</text:span></text:p>
            </office:annotation>
            <text:p>file type</text:p>
          </table:table-cell>
          <table:table-cell table:style-name="ce15" table:number-columns-repeated="1022"/>
        </table:table-row>
        <table:table-row table:style-name="ro1" table:number-rows-repeated="3">
          <table:table-cell table:style-name="ce9"/>
          <table:table-cell table:style-name="ce16" table:number-columns-repeated="1023"/>
        </table:table-row>
        <table:table-row table:style-name="ro1">
          <table:table-cell table:style-name="ce13" office:value-type="string" calcext:value-type="string">
            <text:p># For each file listed in the "raw file" columns of the SAMPLES section, provide additional information below.</text:p>
          </table:table-cell>
          <table:table-cell table:style-name="ce13" table:number-columns-repeated="1023"/>
        </table:table-row>
        <table:table-row table:style-name="ro1">
          <table:table-cell table:style-name="ce14" office:value-type="string" calcext:value-type="string">
            <text:p>RAW FILES</text:p>
          </table:table-cell>
          <table:table-cell table:style-name="ce16" table:number-columns-repeated="2"/>
          <table:table-cell table:style-name="ce14"/>
          <table:table-cell table:style-name="ce16" table:number-columns-repeated="1020"/>
        </table:table-row>
        <table:table-row table:style-name="ro1">
          <table:table-cell table:style-name="ce15" office:value-type="string" calcext:value-type="string">
            <text:p>file name</text:p>
          </table:table-cell>
          <table:table-cell table:style-name="ce15" office:value-type="string" calcext:value-type="string">
            <office:annotation draw:style-name="gr23" draw:text-style-name="P3" svg:width="59.92mm" svg:height="52.66mm" svg:x="142.87mm" svg:y="209.24mm" draw:caption-point-x="-4.28mm" draw:caption-point-y="2.75mm">
              <dc:date>2018-12-04T00:00:00</dc:date>
              <text:p text:style-name="P1"><text:span text:style-name="T1">Include one of the following types:</text:span></text:p>
              <text:p text:style-name="P1"><text:span text:style-name="T1"/></text:p>
              <text:p text:style-name="P1"><text:span text:style-name="T1">fastq</text:span></text:p>
              <text:p text:style-name="P1"><text:span text:style-name="T1">Illumina_native_qseq</text:span></text:p>
              <text:p text:style-name="P1"><text:span text:style-name="T1">Illumina_native</text:span></text:p>
              <text:p text:style-name="P1"><text:span text:style-name="T1">SOLiD_native_csfasta</text:span></text:p>
              <text:p text:style-name="P1"><text:span text:style-name="T1">SOLiD_native_qual</text:span></text:p>
              <text:p text:style-name="P1"><text:span text:style-name="T1">sff</text:span></text:p>
              <text:p text:style-name="P1"><text:span text:style-name="T1">454_native_seq</text:span></text:p>
              <text:p text:style-name="P1"><text:span text:style-name="T1">454_native_qual</text:span></text:p>
              <text:p text:style-name="P1"><text:span text:style-name="T1">Helicos_native</text:span></text:p>
              <text:p text:style-name="P1"><text:span text:style-name="T1">srf</text:span></text:p>
              <text:p text:style-name="P1"><text:span text:style-name="T1">PacBio_HDF5</text:span></text:p>
              <text:p text:style-name="P1"><text:span text:style-name="T1"/></text:p>
              <text:p text:style-name="P1"><text:span text:style-name="T1"/></text:p>
            </office:annotation>
            <text:p>file type</text:p>
          </table:table-cell>
          <table:table-cell table:style-name="ce15" office:value-type="string" calcext:value-type="string">
            <office:annotation draw:style-name="gr24" draw:text-style-name="P3" svg:width="66.08mm" svg:height="112.99mm" svg:x="199.07mm" svg:y="209.24mm" draw:caption-point-x="-4.28mm" draw:caption-point-y="2.75mm">
              <dc:date>2018-12-04T00:00:00</dc:date>
              <text:p text:style-name="P1"><text:span text:style-name="T1">Include one of the following models:</text:span></text:p>
              <text:p text:style-name="P1"><text:span text:style-name="T1"/></text:p>
              <text:p text:style-name="P1"><text:span text:style-name="T1">Illumina Genome Analyzer</text:span></text:p>
              <text:p text:style-name="P1"><text:span text:style-name="T1">Illumina Genome Analyzer II</text:span></text:p>
              <text:p text:style-name="P1"><text:span text:style-name="T1">Illumina Genome Analyzer IIx</text:span></text:p>
              <text:p text:style-name="P1"><text:span text:style-name="T1">Illumina HiSeq 2000</text:span></text:p>
              <text:p text:style-name="P1"><text:span text:style-name="T1">Illumina HiSeq 1000</text:span></text:p>
              <text:p text:style-name="P1"><text:span text:style-name="T1">Illumina MiSeq</text:span></text:p>
              <text:p text:style-name="P1"><text:span text:style-name="T1"/></text:p>
              <text:p text:style-name="P1"><text:span text:style-name="T1">AB SOLiD System</text:span></text:p>
              <text:p text:style-name="P1"><text:span text:style-name="T1">AB SOLiD System 2.0</text:span></text:p>
              <text:p text:style-name="P1"><text:span text:style-name="T1">AB SOLiD System 3.0</text:span></text:p>
              <text:p text:style-name="P1"><text:span text:style-name="T1">AB SOLiD 4 System</text:span></text:p>
              <text:p text:style-name="P1"><text:span text:style-name="T1">AB SOLiD 4hq System</text:span></text:p>
              <text:p text:style-name="P1"><text:span text:style-name="T1">AB SOLiD PI System</text:span></text:p>
              <text:p text:style-name="P1"><text:span text:style-name="T1">AB 5500xl Genetic Analyzer</text:span></text:p>
              <text:p text:style-name="P1"><text:span text:style-name="T1">AB 5500 Genetic Analyzer</text:span></text:p>
              <text:p text:style-name="P1"><text:span text:style-name="T1"/></text:p>
              <text:p text:style-name="P1"><text:span text:style-name="T1">454 GS</text:span></text:p>
              <text:p text:style-name="P1"><text:span text:style-name="T1">454 GS 20</text:span></text:p>
              <text:p text:style-name="P1"><text:span text:style-name="T1">454 GS FLX</text:span></text:p>
              <text:p text:style-name="P1"><text:span text:style-name="T1">454 GS Junior</text:span></text:p>
              <text:p text:style-name="P1"><text:span text:style-name="T1">454 GS FLX Titanium</text:span></text:p>
              <text:p text:style-name="P1"><text:span text:style-name="T1"/></text:p>
              <text:p text:style-name="P1"><text:span text:style-name="T1">Helicos HeliScope</text:span></text:p>
              <text:p text:style-name="P1"><text:span text:style-name="T1">PacBio RS</text:span></text:p>
              <text:p text:style-name="P1"><text:span text:style-name="T1">PacBio RS II</text:span></text:p>
              <text:p text:style-name="P1"><text:span text:style-name="T1">Complete Genomics</text:span></text:p>
              <text:p text:style-name="P1"><text:span text:style-name="T1">Ion Torrent PGM</text:span></text:p>
              <text:p text:style-name="P1"><text:span text:style-name="T1"/></text:p>
            </office:annotation>
            <text:p>instrument model</text:p>
          </table:table-cell>
          <table:table-cell table:style-name="ce15"/>
          <table:table-cell table:style-name="ce27" table:number-columns-repeated="1017"/>
          <table:table-cell table:number-columns-repeated="3"/>
        </table:table-row>
        <table:table-row table:style-name="ro1" table:number-rows-repeated="3">
          <table:table-cell table:style-name="ce16" table:number-columns-repeated="5"/>
          <table:table-cell table:style-name="ce28"/>
          <table:table-cell table:style-name="ce16" table:number-columns-repeated="1018"/>
        </table:table-row>
        <table:table-row table:style-name="ro1">
          <table:table-cell table:style-name="ce13" office:value-type="string" calcext:value-type="string">
            <text:p># Add any other sections you want</text:p>
          </table:table-cell>
          <table:table-cell table:style-name="ce13" table:number-columns-repeated="1023"/>
        </table:table-row>
        <table:table-row table:style-name="ro1">
          <table:table-cell table:style-name="ce14" office:value-type="string" calcext:value-type="string">
            <text:p>OTHER</text:p>
          </table:table-cell>
          <table:table-cell table:style-name="ce16" table:number-columns-repeated="1023"/>
        </table:table-row>
        <table:table-row table:style-name="ro1">
          <table:table-cell table:style-name="ce15" table:number-columns-repeated="2"/>
          <table:table-cell table:style-name="ce24"/>
          <table:table-cell table:style-name="ce15" table:number-columns-repeated="1021"/>
        </table:table-row>
        <table:table-row table:style-name="ro1" table:number-rows-repeated="5">
          <table:table-cell table:style-name="ce16" table:number-columns-repeated="1024"/>
        </table:table-row>
        <table:table-row table:style-name="ro1" table:number-rows-repeated="161">
          <table:table-cell table:style-name="ce17"/>
          <table:table-cell table:number-columns-repeated="1023"/>
        </table:table-row>
        <table:table-row table:style-name="ro1" table:number-rows-repeated="10483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2P0" style:volatile="true">
      <number:text>$</number:text>
      <number:number number:decimal-places="0" loext:min-decimal-places="0" number:min-integer-digits="1" number:grouping="true"/>
      <number:text> </number:text>
    </number:number-style>
    <number:number-style style:name="N112">
      <style:text-properties fo:color="#ff0000"/>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 </loext:text>
      <loext:fill-character> </loext:fill-character>
      <number:text>(</number:text>
      <number:number number:decimal-places="0" loext:min-decimal-places="0" number:min-integer-digits="1" number:grouping="true"/>
      <number:text>)</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 </loext:text>
      <loext:fill-character> </loext:fill-character>
      <number:text>(</number:text>
      <number:number number:decimal-places="2" loext:min-decimal-places="2" number:min-integer-digits="1" number:grouping="true"/>
      <number:text>)</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number:text>Yes</number:text>
    </number:number-style>
    <number:number-style style:name="N127P1" style:volatile="true">
      <number:text>Yes</number:text>
    </number:number-style>
    <number:number-style style:name="N127">
      <number:text>No</number:text>
      <style:map style:condition="value()&gt;0" style:apply-style-name="N127P0"/>
      <style:map style:condition="value()&lt;0" style:apply-style-name="N127P1"/>
    </number:number-style>
    <number:number-style style:name="N128P0" style:volatile="true">
      <number:text>True</number:text>
    </number:number-style>
    <number:number-style style:name="N128P1" style:volatile="true">
      <number:text>True</number:text>
    </number:number-style>
    <number:number-style style:name="N128">
      <number:text>False</number:text>
      <style:map style:condition="value()&gt;0" style:apply-style-name="N128P0"/>
      <style:map style:condition="value()&lt;0" style:apply-style-name="N128P1"/>
    </number:number-style>
    <number:number-style style:name="N129P0" style:volatile="true">
      <number:text>On</number:text>
    </number:number-style>
    <number:number-style style:name="N129P1" style:volatile="true">
      <number:text>On</number:text>
    </number:number-style>
    <number:number-style style:name="N129">
      <number:text>Off</number:text>
      <style:map style:condition="value()&gt;0" style:apply-style-name="N129P0"/>
      <style:map style:condition="value()&lt;0" style:apply-style-name="N129P1"/>
    </number:number-style>
    <number:currency-style style:name="N130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30">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30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1:15:49.056520984</meta:creation-date>
    <dc:date>2018-12-04T11:33:22.456033465</dc:date>
    <meta:editing-duration>PT7M22S</meta:editing-duration>
    <meta:editing-cycles>2</meta:editing-cycles>
    <meta:generator>LibreOffice/6.0.6.2$Linux_X86_64 LibreOffice_project/00m0$Build-2</meta:generator>
    <meta:document-statistic meta:table-count="1" meta:cell-count="49" meta:object-count="0"/>
  </office:meta>
</office:document-meta>
</file>